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1.61mm"/>
    </style:style>
    <style:style style:name="co2" style:family="table-column">
      <style:table-column-properties fo:break-before="auto" style:column-width="25.42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16.58mm"/>
    </style:style>
    <style:style style:name="co5" style:family="table-column">
      <style:table-column-properties fo:break-before="auto" style:column-width="19.61mm"/>
    </style:style>
    <style:style style:name="co6" style:family="table-column">
      <style:table-column-properties fo:break-before="auto" style:column-width="31.79mm"/>
    </style:style>
    <style:style style:name="co7" style:family="table-column">
      <style:table-column-properties fo:break-before="auto" style:column-width="23.76mm"/>
    </style:style>
    <style:style style:name="co8" style:family="table-column">
      <style:table-column-properties fo:break-before="auto" style:column-width="28.75mm"/>
    </style:style>
    <style:style style:name="co9" style:family="table-column">
      <style:table-column-properties fo:break-before="auto" style:column-width="24.04mm"/>
    </style:style>
    <style:style style:name="co10" style:family="table-column">
      <style:table-column-properties fo:break-before="auto" style:column-width="24.32mm"/>
    </style:style>
    <style:style style:name="co11" style:family="table-column">
      <style:table-column-properties fo:break-before="auto" style:column-width="22.6mm"/>
    </style:style>
    <style:style style:name="co12" style:family="table-column">
      <style:table-column-properties fo:break-before="auto" style:column-width="143.76mm"/>
    </style:style>
    <style:style style:name="co1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underline-style="non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Default"/>
        <table:table-column table:style-name="co13" table:number-columns-repeated="1012" table:default-cell-style-name="Default"/>
        <table:table-row table:style-name="ro1">
          <table:table-cell table:style-name="ce1" office:value-type="string" calcext:value-type="string">
            <text:p>Y/n</text:p>
          </table:table-cell>
          <table:table-cell table:style-name="ce4" office:value-type="string" calcext:value-type="string">
            <text:p>Range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Source</text:p>
          </table:table-cell>
          <table:table-cell table:style-name="ce7" office:value-type="string" calcext:value-type="string">
            <text:p>Control</text:p>
          </table:table-cell>
          <table:table-cell table:style-name="ce7" office:value-type="string" calcext:value-type="string">
            <text:p>Part</text:p>
          </table:table-cell>
          <table:table-cell table:style-name="ce7" office:value-type="string" calcext:value-type="string">
            <text:p>Kit</text:p>
          </table:table-cell>
          <table:table-cell table:style-name="ce7" office:value-type="string" calcext:value-type="string">
            <text:p>Engine</text:p>
          </table:table-cell>
          <table:table-cell table:style-name="ce7" office:value-type="string" calcext:value-type="string">
            <text:p>Insert</text:p>
          </table:table-cell>
          <table:table-cell table:style-name="ce7" office:value-type="string" calcext:value-type="string">
            <text:p>Parameter</text:p>
          </table:table-cell>
          <table:table-cell table:style-name="ce7" office:value-type="string" calcext:value-type="string">
            <text:p>Par 2</text:p>
          </table:table-cell>
          <table:table-cell table:style-name="ce7" office:value-type="string" calcext:value-type="string">
            <text:p>Function / Description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L = learnable</text:p>
          </table:table-cell>
          <table:table-cell table:style-name="ce1" table:number-columns-repeated="2"/>
          <table:table-cell table:style-name="ce2" office:value-type="string" calcext:value-type="string">
            <text:p>M = muteAndLoopback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2" office:value-type="string" calcext:value-type="string">
            <text:p>y = also CLI → GUI</text:p>
          </table:table-cell>
          <table:table-cell table:style-name="ce1" table:number-columns-repeated="2"/>
          <table:table-cell table:style-name="ce2" office:value-type="string" calcext:value-type="string">
            <text:p>L = lowPrio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F = forceUpdata</text:p>
          </table:table-cell>
          <table:table-cell table:style-name="ce1" table:number-columns-repeated="3"/>
          <table:table-cell table:style-name="ce7" table:number-columns-repeated="1017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7"/>
          <table:table-cell/>
          <table:table-cell table:style-name="ce7" table:number-columns-repeated="1012"/>
        </table:table-row>
        <table:table-row table:style-name="ro1">
          <table:table-cell table:style-name="ce2" office:value-type="string" calcext:value-type="string">
            <text:p>For all entries (excluding insert 9) Control number 254 with Parameter value 128 just sends an error message ID in Par 2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2" office:value-type="string" calcext:value-type="string">
            <text:p>Other parameters may be filled in for more information.</text:p>
          </table:table-cell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7"/>
          <table:table-cell table:style-name="ce7" office:value-type="string" calcext:value-type="string">
            <text:p>Config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4" table:number-columns-repeated="3"/>
          <table:table-cell table:style-name="ce7" table:number-columns-repeated="1020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256 to 16384</text:p>
          </table:table-cell>
          <table:table-cell table:style-name="ce5" table:number-columns-repeated="2"/>
          <table:table-cell table:style-name="ce1" office:value-type="float" office:value="0" calcext:value-type="float">
            <text:p>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Oscillator size – powers of 2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6 to 4096</text:p>
          </table:table-cell>
          <table:table-cell table:style-name="ce5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uffer size – powers of 2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PadSynth interpolation – linear, cubic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3" calcext:value-type="float">
            <text:p>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Virtual keyboard layout – QWERTY, Dvorak, QWERTZ, AZERTY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9</text:p>
          </table:table-cell>
          <table:table-cell table:style-name="ce5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XML compression level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Reports destination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1 to 3</text:p>
          </table:table-cell>
          <table:table-cell table:style-name="ce5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aved Instrument Format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tart with default state (~/.config/yoshimi/yoshimi.state)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Hide non-fatal error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splash screen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load time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XML header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nclude disabled data in XML file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GU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CL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4" calcext:value-type="float">
            <text:p>2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Auto Instan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25" calcext:value-type="float">
            <text:p>2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single master instance</text:p>
          </table:table-cell>
          <table:table-cell table:style-name="ce7"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6" calcext:value-type="float">
            <text:p>26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0 to 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Lock history for group kititem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MIDI sour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s preferred MID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4" calcext:value-type="float">
            <text:p>3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4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JACK server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5" calcext:value-type="float">
            <text:p>3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JACK as preferred audio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36" calcext:value-type="float">
            <text:p>36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utoconnect audio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8" calcext:value-type="float">
            <text:p>4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MIDI sour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49" calcext:value-type="float">
            <text:p>4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MIDI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4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LSA audio devic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et ALSA as preferred audio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3</text:p>
          </table:table-cell>
          <table:table-cell table:style-name="ce5" table:number-columns-repeated="2"/>
          <table:table-cell table:style-name="ce1" office:value-type="float" office:value="52" calcext:value-type="float">
            <text:p>5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ALSA sample rate – 192000, 96000, 48000, 44100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48" calcext:value-type="float">
            <text:p>248</text:p>
          </table:table-cell>
          <table:table-cell table:style-name="ce1" office:value-type="string" calcext:value-type="string">
            <text:p>0 / 1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add/delete preset root directory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99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61" calcext:value-type="float">
            <text:p>6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4" table:style-name="ce1"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t current preset root directory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5" calcext:value-type="float">
            <text:p>6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root CC – MSB, LSB, Off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, 32, other</text:p>
          </table:table-cell>
          <table:table-cell table:style-name="ce5" table:number-columns-repeated="2"/>
          <table:table-cell table:style-name="ce1" office:value-type="float" office:value="67" calcext:value-type="float">
            <text:p>67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Bank CC – MSB, LSB, Off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8" calcext:value-type="float">
            <text:p>68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rogram chang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69" calcext:value-type="float">
            <text:p>69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part on program chang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0" calcext:value-type="float">
            <text:p>7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extended program change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19, other</text:p>
          </table:table-cell>
          <table:table-cell table:style-name="ce5" table:number-columns-repeated="2"/>
          <table:table-cell table:style-name="ce1" office:value-type="float" office:value="71" calcext:value-type="float">
            <text:p>71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xtended program change CC – other = off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2" calcext:value-type="float">
            <text:p>72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Ignore reset all CC’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3" calcext:value-type="float">
            <text:p>73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Log incoming CC’s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4" calcext:value-type="float">
            <text:p>74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Show learn editor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/1</text:p>
          </table:table-cell>
          <table:table-cell table:style-name="ce5" table:number-columns-repeated="2"/>
          <table:table-cell table:style-name="ce1" office:value-type="float" office:value="75" calcext:value-type="float">
            <text:p>75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5" table:style-name="ce1" office:value-type="float" office:value="255" calcext:value-type="float">
            <text:p>255</text:p>
          </table:table-cell>
          <table:table-cell table:style-name="ce2" office:value-type="string" calcext:value-type="string">
            <text:p>Enable NRPN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248" calcext:value-type="float">
            <text:p>248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msg No.</text:p>
          </table:table-cell>
          <table:table-cell table:style-name="ce2" office:value-type="string" calcext:value-type="string">
            <text:p>Save current config (dummy text)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7" office:value-type="string" calcext:value-type="string">
            <text:p>Instruments / Banks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7" table:number-columns-repeated="101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6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0 to 159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3"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instrument from bank slo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first) - bank, root, instrumen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1" office:value-type="string" calcext:value-type="string">
            <text:p>0 to 127</text:p>
          </table:table-cell>
          <table:table-cell table:style-name="ce5" office:value-type="string" calcext:value-type="string">
            <text:p>0 to 167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instruments (select second and swap) - bank, root, instrument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Rename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ave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Delete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first)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Y, y</text:p>
          </table:table-cell>
          <table:table-cell table:style-name="ce5" office:value-type="string" calcext:value-type="string">
            <text:p>any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44" calcext:value-type="float">
            <text:p>244</text:p>
          </table:table-cell>
          <table:table-cell table:number-columns-repeated="2" table:style-name="ce5" office:value-type="string" calcext:value-type="string">
            <text:p>0 to 127</text:p>
          </table:table-cell>
          <table:table-cell table:style-name="ce1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table:style-name="ce1" office:value-type="string" calcext:value-type="string">
            <text:p>ret. msg No.</text:p>
          </table:table-cell>
          <table:table-cell table:style-name="ce2" office:value-type="string" calcext:value-type="string">
            <text:p>Swap banks (select second and swap)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Import bank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office:value-type="string" calcext:value-type="string">
            <text:p>0 to 127</text:p>
          </table:table-cell>
          <table:table-cell table:style-name="ce5"/>
          <table:table-cell table:style-name="ce5" office:value-type="string" calcext:value-type="string">
            <text:p>L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Export bank</text:p>
          </table:table-cell>
          <table:table-cell table:style-name="ce7" table:number-columns-repeated="1012"/>
        </table:table-row>
        <table:table-row table:style-name="ro1">
          <table:table-cell table:style-name="ce1"/>
          <table:table-cell table:style-name="ce5" table:number-columns-repeated="3"/>
          <table:table-cell table:style-name="ce1" table:number-columns-repeated="7"/>
          <table:table-cell table:style-name="ce2"/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2" calcext:value-type="float">
            <text:p>32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Select root</text:p>
          </table:table-cell>
          <table:table-cell table:style-name="ce7" table:number-columns-repeated="1012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L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244" calcext:value-type="float">
            <text:p>244</text:p>
          </table:table-cell>
          <table:table-cell table:style-name="ce1" table:number-columns-repeated="3"/>
          <table:table-cell office:value-type="float" office:value="255" calcext:value-type="float">
            <text:p>255</text:p>
          </table:table-cell>
          <table:table-cell table:style-name="ce1"/>
          <table:table-cell table:style-name="ce2" office:value-type="string" calcext:value-type="string">
            <text:p>Change root ID</text:p>
          </table:table-cell>
          <table:table-cell table:style-name="ce7" table:number-columns-repeated="1012"/>
        </table:table-row>
        <table:table-row table:style-name="ro1">
          <table:table-cell table:style-name="ce1" table:number-columns-repeated="11"/>
          <table:table-cell table:style-name="ce7" office:value-type="string" calcext:value-type="string">
            <text:p>Main Controls</text:p>
          </table:table-cell>
          <table:table-cell table:style-name="ce7" table:number-columns-repeated="1012"/>
        </table:table-row>
        <table:table-row table:style-name="ro1">
          <table:table-cell table:style-name="ce1" table:number-columns-repeated="11"/>
          <table:table-cell table:style-name="ce7" table:number-columns-repeated="1013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6, 32, 6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number-columns-repeated="6" office:value-type="float" office:value="255" calcext:value-type="float">
            <text:p>255</text:p>
          </table:table-cell>
          <table:table-cell office:value-type="string" calcext:value-type="string">
            <text:p>Mono/Stereo (master out only) – 1 = mon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type (solo) – Off, Row, Column, Loop, TwoW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hannel switcher incoming CC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6" calcext:value-type="float">
            <text:p>5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named root to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7" calcext:value-type="float">
            <text:p>57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-list root ID</text:p>
          </table:table-cell>
          <table:table-cell table:number-columns-repeated="1012"/>
        </table:table-row>
        <table:table-row table:style-name="ro1">
          <table:table-cell table:number-columns-repeated="6"/>
          <table:table-cell table:style-name="ce6"/>
          <table:table-cell table:number-columns-repeated="1017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59" calcext:value-type="float">
            <text:p>59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bank ID at root ID to named directory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directory to bank ID at root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1" calcext:value-type="float">
            <text:p>61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27, 255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Delete bank (and all instruments) at ID of roo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2" calcext:value-type="float">
            <text:p>6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Add empty bank to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3" calcext:value-type="float">
            <text:p>6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Rename bank at ID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4" calcext:value-type="float">
            <text:p>64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127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wap banks ID1 ID2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5" calcext:value-type="float">
            <text:p>6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named instrument to slot number of root and/or bank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159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66" calcext:value-type="float">
            <text:p>6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ete instrument at slot number of root and/or bank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current root and/or bank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Load instrument to part from root and/or bank at ID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instrument to part by name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, 255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8" calcext:value-type="float">
            <text:p>78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string" calcext:value-type="string">
            <text:p>0 to 127, 255</text:p>
          </table:table-cell>
          <table:table-cell office:value-type="string" calcext:value-type="string">
            <text:p>0 to 159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ave instrument at part to root and/or bank at ID (part returned in parameter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79" calcext:value-type="float">
            <text:p>7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instrument from part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patchset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1" calcext:value-type="float">
            <text:p>81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patchset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vector to chan (insert)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5" calcext:value-type="float">
            <text:p>85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vector from chan (insert) via miscMs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8" calcext:value-type="float">
            <text:p>8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cal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9" calcext:value-type="float">
            <text:p>89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cal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2" calcext:value-type="float">
            <text:p>9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named stat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3" calcext:value-type="float">
            <text:p>93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named state via miscM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4" calcext:value-type="float">
            <text:p>94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5</text:p>
          </table:table-cell>
          <table:table-cell office:value-type="string" calcext:value-type="string">
            <text:p>0 to 24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Load file from group in history list (to base channel for vectors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95" calcext:value-type="float">
            <text:p>95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Export PadSynth samples to named prefix via miscMsg (from Pad window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97" calcext:value-type="float">
            <text:p>97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including MIDI-learn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0" calcext:value-type="float">
            <text:p>100</text:p>
          </table:table-cell>
          <table:table-cell office:value-type="float" office:value="240" calcext:value-type="float">
            <text:p>24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Ret, msg No.</text:p>
          </table:table-cell>
          <table:table-cell office:value-type="string" calcext:value-type="string">
            <text:p>Returns text for info window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4" calcext:value-type="float">
            <text:p>104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reate new numbered instan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31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05" calcext:value-type="float">
            <text:p>105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ose numbered instanc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top (cease all sound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 to 63</text:p>
          </table:table-cell>
          <table:table-cell office:value-type="string" calcext:value-type="string">
            <text:p>0/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ad part L/R peak lev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peak lev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240" calcext:value-type="float">
            <text:p>240</text:p>
          </table:table-cell>
          <table:table-cell table:style-name="ce6" office:value-type="string" calcext:value-type="string">
            <text:p>0/1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ad main L/R RMS level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Scales (microtonal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329 to 66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'A’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Invert key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cent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3 to 6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cale shif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Microtonal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keyboard mapp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first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middle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board last not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Tuning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33" calcext:value-type="float">
            <text:p>33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Keyboard map</text:p>
          </table:table-cell>
          <table:table-cell table:number-columns-repeated="1012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7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scl f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 size/err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ret. A note</text:p>
          </table:table-cell>
          <table:table-cell office:value-type="string" calcext:value-type="string">
            <text:p>ret. min note</text:p>
          </table:table-cell>
          <table:table-cell office:value-type="string" calcext:value-type="string">
            <text:p>ret. mid note</text:p>
          </table:table-cell>
          <table:table-cell office:value-type="string" calcext:value-type="string">
            <text:p>ret. max note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Import .kbm file – ret. A frequency has to be fetched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4" calcext:value-type="float">
            <text:p>64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na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, F</text:p>
          </table:table-cell>
          <table:table-cell office:value-type="float" office:value="65" calcext:value-type="float">
            <text:p>65</text:p>
          </table:table-cell>
          <table:table-cell office:value-type="float" office:value="232" calcext:value-type="float">
            <text:p>23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ommen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tune – local to GU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32" calcext:value-type="float">
            <text:p>232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 settings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Vector control window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Default"/>
          <table:table-cell table:number-columns-repeated="2"/>
          <table:table-cell office:value-type="string" calcext:value-type="string">
            <text:p>Base Channel</text:p>
          </table:table-cell>
          <table:table-cell table:number-columns-repeated="2"/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Base channel. Now does noth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s Options. Now does noth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8" calcext:value-type="float">
            <text:p>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displayed nam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style-name="ce6" office:value-type="string" calcext:value-type="string">
            <text:p>25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0 – off, 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1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2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X feature 3 – off, on, revers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4 to 119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0 – off, 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1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2 – off, on, rever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Y feature 3 – off, on, revers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15, &gt;1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vector – base &gt; 15 = all</text:p>
          </table:table-cell>
          <table:table-cell table:number-columns-repeated="1012"/>
        </table:table-row>
        <table:table-row table:style-name="ro1">
          <table:table-cell table:number-columns-repeated="13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ain part control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60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36 to 36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Next Effect, Part Out, Dry Out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ypass effec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et part to default instrument (simple Sound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, 2, 3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Returns 0/1</text:p>
          </table:table-cell>
          <table:table-cell table:number-columns-repeated="2"/>
          <table:table-cell office:value-type="float" office:value="252" calcext:value-type="float">
            <text:p>25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rt is busy (read only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Controller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64 to 127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64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00 to 640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enable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centre frequency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onance bandwidth depth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nable portament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opy effec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any</text:p>
          </table:table-cell>
          <table:table-cell table:style-name="ce3"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aste Effec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pyright inf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part’s comm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instrument na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0 to 63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/ 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Load / Save default instrument author and copyright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IDI Control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ulation (CC1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Breath Control (CC2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Expression (CC11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Sustain (CC64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n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Portamento (CC 65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Q (CC73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lter Cutoff (CC74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aster Bandwidth (CC75)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table:number-columns-repeated="11"/>
          <table:table-cell table:style-name="ce7" office:value-type="string" calcext:value-type="string">
            <text:p>Instrument edit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0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Kit edit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2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gine enable – Addsynth, Subsynth, Padsyn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enable (can’t disable kit item 0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Mode – Off, Multi, Single, Crossfad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/Read part’s kit item name</text:p>
          </table:table-cell>
          <table:table-cell table:number-columns-repeated="1012"/>
        </table:table-row>
        <table:table-row table:style-name="ro1" table:number-rows-repeated="2">
          <table:table-cell table:number-columns-repeated="13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table:number-columns-repeated="11"/>
          <table:table-cell table:style-name="ce7" office:value-type="string" calcext:value-type="string">
            <text:p>Copy and Past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/>
          <table:table-cell office:value-type="string" calcext:value-type="string">
            <text:p>See Note&gt;</text:p>
          </table:table-cell>
          <table:table-cell table:number-columns-repeated="9"/>
          <table:table-cell office:value-type="string" calcext:value-type="string">
            <text:p>Value takes the place of the part number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table:number-columns-repeated="13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py to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L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Copy to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ste from clipboard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 to 63</text:p>
          </table:table-cell>
          <table:table-cell/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rt level</text:p>
          </table:table-cell>
          <table:table-cell office:value-type="string" calcext:value-type="string">
            <text:p>structur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Paste from file</text:p>
          </table:table-cell>
          <table:table-cell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  <table:table-cell table:style-name="ce3" table:number-columns-repeated="7"/>
          <table:table-cell table:number-columns-repeated="2"/>
          <table:table-cell table:style-name="ce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AddSynth main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AddSynth voice window – voice numbers 0 to 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, PW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 – off = -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(from lower numbered voices) – off = -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Default,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2 to 50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ypass global fil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get detune from base oscilla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modulator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detune type – Default,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<text:s/>-1 to 6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modulator oscillator - (from lower number modulators) – off = -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1 to 6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 – off = -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, Spot nois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SubSynth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2"/>
        </table:table-row>
        <table:table-row table:style-name="ro1">
          <table:table-cell/>
          <table:table-cell table:style-name="ce3" table:number-columns-repeated="3"/>
          <table:table-cell table:number-columns-repeated="1020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/ 1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5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Harmonics inse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bandwidth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9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PadSynth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¼ , ½ , ¾ , 1½ , Double, Inverse ½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pectrum mode – Bandwidth, Discrete, Continuou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192 to 819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8 to 7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itch bend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end offset Hz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force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Base type – Gauss, Square, Double Ex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-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Apply change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Oscillators window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128 + (0 to 7) for AddSynth voic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192 + (0 to 7) for AddSynth voice modulator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2 for PadSynth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office:value-type="string" calcext:value-type="string">
            <text:p>???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table:style-name="ce3" office:value-type="string" calcext:value-type="string">
            <text:p>0 to 2</text:p>
          </table:table-cell>
          <table:table-cell table:style-name="ce3"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amplitude randomness – None, Power, Sin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clear when base function – not us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se as base function – if value is 1 assume autoclear se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-64 to 63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 Ilmt,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Clip, Asym2, Pow2, Sgm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 Cos, Sin, Lsh, Sg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64 to 6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 shift – not used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00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5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200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daptive harmonics type – Off, On, Square, 2xSub, 2xAdd, 3xSub,3xAdd, 4xSub, 4xAdd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Harmonics inse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amplitu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9" office:value-type="string" calcext:value-type="string">
            <text:p>Point (control) phas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Resonance window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1 to 9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table:style-name="ce3" office:value-type="string" calcext:value-type="string">
            <text:p>0 to 127</text:p>
          </table:table-cell>
          <table:table-cell table:style-name="ce3"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terpolate peaks – 0 = Smooth, 1 = Linea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Resonance Graph Inse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5" calcext:value-type="float">
            <text:p>255</text:p>
          </table:table-cell>
          <table:table-cell table:style-name="ce2" office:value-type="string" calcext:value-type="string">
            <text:p>Point (control) amplitude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LFO insert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7"/>
          <table:table-cell office:value-type="string" calcext:value-type="string">
            <text:p>See Note &gt;</text:p>
          </table:table-cell>
          <table:table-cell table:number-columns-repeated="3"/>
          <table:table-cell office:value-type="string" calcext:value-type="string">
            <text:p>Engine is 0 for AddSynth main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128 + (0 to 7) for AddSynth voice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office:value-type="string" calcext:value-type="string">
            <text:p>Engine is 192 + (0 to 7) for AddSynth voice modulator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Engine is 2 for PadSynth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0 is Amplitude LFO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1 is Frequency LFO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2 is Filter LFO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.0 to 1.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t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r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 random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Sine, Tri, Sqr, R.up, R.dn, E1dn, E2d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tinuou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random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, 128+, 192+,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 to 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Filter parameters insert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 table:number-columns-repeated="4"/>
          <table:table-cell table:style-name="ce2" office:value-type="string" calcext:value-type="string">
            <text:p>This must be 136 for the filter component of DynFilte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2"/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Gain/damp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4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nalog Type – LPF1, HPF1, LPF2, HPF2, BPF2, NF2, PkF2, LSh2, HSh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VarF Type – LPF, HPF, BPF, NF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tracking shift – 0 = -100% to + 100%, 1 = 0 to +200%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Formant edito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Frequency – max format = 11, max vowel = 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Q – max format = 11, max vowel = 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ormant num</text:p>
          </table:table-cell>
          <table:table-cell office:value-type="string" calcext:value-type="string">
            <text:p>vowel num</text:p>
          </table:table-cell>
          <table:table-cell office:value-type="string" calcext:value-type="string">
            <text:p>Amplitude – max format = 11, max vowel = 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1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wel number – not used (local to GUI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11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ormant number– not used (local to GUI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1 to 7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0 to 6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 (sequence size) – not used (local to GUI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5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 to siz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position in sequence (max position is 7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Envelope inser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Parameter = 0 is Amplitude envelop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= 1 is Frequency envelop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= 2 is Filter envelope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ameter = 3 is Bandwidth envelope (SubSynth only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ttack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cay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tim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ease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freemode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Freemod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retch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ced releas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velope is Linea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Graph poi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Returns ‘Par 2’ number of defined point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-39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8" office:value-type="string" calcext:value-type="string">
            <text:p>0 to 63</text:p>
          </table:table-cell>
          <table:table-cell table:style-name="ce8" office:value-type="string" calcext:value-type="string">
            <text:p>0 to 15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float" office:value="2" calcext:value-type="float">
            <text:p>2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ustain position – limited by number of defined points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8" table:number-columns-repeated="4"/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See Note &gt;</text:p>
          </table:table-cell>
          <table:table-cell table:style-name="ce8" table:number-columns-repeated="4"/>
          <table:table-cell table:number-columns-repeated="2"/>
          <table:table-cell office:value-type="string" calcext:value-type="string">
            <text:p>For the next three: 'Control’ is the point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table:style-name="ce2" office:value-type="string" calcext:value-type="string">
            <text:p>Add point - ‘Par 2’ is X incremental value, ‘Value’ is Y 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 to 3</text:p>
          </table:table-cell>
          <table:table-cell office:value-type="float" office:value="255" calcext:value-type="float">
            <text:p>255</text:p>
          </table:table-cell>
          <table:table-cell table:style-name="ce2" office:value-type="string" calcext:value-type="string">
            <text:p>Delete point - Returns ‘value’ number of points remaining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 to 3</text:p>
          </table:table-cell>
          <table:table-cell office:value-type="string" calcext:value-type="string">
            <text:p>0 to 127</text:p>
          </table:table-cell>
          <table:table-cell office:value-type="string" calcext:value-type="string">
            <text:p>Adjust - ‘Par 2’ is X incremental value, ‘Value’ is Y valu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Insertion Effect Selecto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2 to 6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destination (Master out - 2, Off - 1, Part 0 to 63)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System Effect Selector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table:number-columns-repeated="11"/>
          <table:table-cell table:style-name="ce7" office:value-type="string" calcext:value-type="string">
            <text:p>Send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To (control) effect, from (engine) effect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2"/>
        </table:table-row>
        <table:table-row table:style-name="ro1">
          <table:table-cell table:number-columns-repeated="11"/>
          <table:table-cell table:style-name="ce7"/>
          <table:table-cell table:number-columns-repeated="1012"/>
        </table:table-row>
        <table:table-row table:style-name="ro1">
          <table:table-cell office:value-type="string" calcext:value-type="string">
            <text:p>Y, L, y</text:p>
          </table:table-cell>
          <table:table-cell office:value-type="string" calcext:value-type="string">
            <text:p>0 / 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n-destructively enable/disable this effect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Effect Inserts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table:number-columns-repeated="5"/>
          <table:table-cell office:value-type="string" calcext:value-type="string">
            <text:p>For system effects part number is 241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For insertion effects part number is 242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Normal part effects are numbers 0 to 63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See note -&gt;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Kit numbers are 128 + (0 to 8) for actual effect types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2"/>
          <table:table-cell office:value-type="string" calcext:value-type="string">
            <text:p>128 (0) is no effect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office:value-type="string" calcext:value-type="string">
            <text:p>See Note &gt;</text:p>
          </table:table-cell>
          <table:table-cell/>
          <table:table-cell office:value-type="string" calcext:value-type="string">
            <text:p>returns <text:s/>1 if settings don't match preset</text:p>
          </table:table-cell>
          <table:table-cell table:number-columns-repeated="1012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Y, L, y</text:p>
          </table:table-cell>
          <table:table-cell table:number-columns-repeated="3"/>
          <table:table-cell office:value-type="string" calcext:value-type="string">
            <text:p>0 to 15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 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Depends on actual effect – for EQ parameter returns the band number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See ‘Effect_Inserts.txt’ for all control ranges.</text:p>
          </table:table-cell>
          <table:table-cell table:number-columns-repeated="1012"/>
        </table:table-row>
        <table:table-row table:style-name="ro1">
          <table:table-cell table:number-columns-repeated="11"/>
          <table:table-cell office:value-type="string" calcext:value-type="string">
            <text:p>par2 sometimes secondary values.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t 0/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ffect presets (not EQ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0 to 63, 241, 242</text:p>
          </table:table-cell>
          <table:table-cell office:value-type="string" calcext:value-type="string">
            <text:p>128 + 0 to 8</text:p>
          </table:table-cell>
          <table:table-cell office:value-type="string" calcext:value-type="string">
            <text:p>effect number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returns <text:s/>1 if settings don't match preset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IDI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Channel</text:p>
          </table:table-cell>
          <table:table-cell office:value-type="string" calcext:value-type="string">
            <text:p>Char 1</text:p>
          </table:table-cell>
          <table:table-cell office:value-type="string" calcext:value-type="string">
            <text:p>Char 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 to 12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n – Char 1 =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an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Note Off – Char 1 = number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-8192 to 819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to 127 +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Controller – Char 1 = type (controller number)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 to 1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rogram Change - 128 to 159 = extended program change 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0 to 15</text:p>
          </table:table-cell>
          <table:table-cell table:number-columns-repeated="2" office:value-type="string" calcext:value-type="string">
            <text:p>0 to 127 / 255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k / Root change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table:style-name="ce7" office:value-type="string" calcext:value-type="string">
            <text:p>MIDI learn window</text:p>
          </table:table-cell>
          <table:table-cell table:number-columns-repeated="1012"/>
        </table:table-row>
        <table:table-row table:style-name="ro1" table:number-rows-repeated="2">
          <table:table-cell table:number-columns-repeated="4"/>
          <table:table-cell table:style-name="ce7" table:number-columns-repeated="7"/>
          <table:table-cell table:style-name="ce10"/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block’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2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limit’ (otherwise ‘compress’)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4</text:p>
          </table:table-cell>
          <table:table-cell table:style-name="ce3"/>
          <table:table-cell office:value-type="float" office:value="2" calcext:value-type="float">
            <text:p>2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mute’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office:value-type="string" calcext:value-type="string">
            <text:p>0/8</text:p>
          </table:table-cell>
          <table:table-cell table:style-name="ce3"/>
          <table:table-cell table:number-columns-repeated="7"/>
          <table:table-cell office:value-type="string" calcext:value-type="string">
            <text:p>auto set as NRP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string" calcext:value-type="string">
            <text:p>0 / 16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‘7bit’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5" calcext:value-type="float">
            <text:p>5</text:p>
          </table:table-cell>
          <table:table-cell office:value-type="float" office:value="216" calcext:value-type="float">
            <text:p>2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inim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6" calcext:value-type="float">
            <text:p>6</text:p>
          </table:table-cell>
          <table:table-cell office:value-type="float" office:value="216" calcext:value-type="float">
            <text:p>216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0 to 200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maximu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Delete a lin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0 <text:s/>to 119</text:p>
          </table:table-cell>
          <table:table-cell office:value-type="string" calcext:value-type="string">
            <text:p>0 to 15, 16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t CC or channel and rewrite line possibly moving it in the list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Find list siz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end learn message to gu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GUI refresh reques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96" calcext:value-type="float">
            <text:p>96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lear all</text:p>
          </table:table-cell>
          <table:table-cell table:number-columns-repeated="1012"/>
        </table:table-row>
        <table:table-row table:style-name="ro1">
          <table:table-cell table:number-columns-repeated="2"/>
          <table:table-cell table:style-name="ce3" table:number-columns-repeated="2"/>
          <table:table-cell table:number-columns-repeated="1020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1" calcext:value-type="float">
            <text:p>241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Load list from f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list size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Load numbered item from recent history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sg No.</text:p>
          </table:table-cell>
          <table:table-cell office:value-type="string" calcext:value-type="string">
            <text:p>Save list to fil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Y, y</text:p>
          </table:table-cell>
          <table:table-cell office:value-type="string" calcext:value-type="string">
            <text:p>0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office:value-type="float" office:value="255" calcext:value-type="float">
            <text:p>255</text:p>
          </table:table-cell>
          <table:table-cell office:value-type="float" office:value="216" calcext:value-type="float">
            <text:p>216</text:p>
          </table:table-cell>
          <table:table-cell table:number-columns-repeated="5" office:value-type="float" office:value="255" calcext:value-type="float">
            <text:p>255</text:p>
          </table:table-cell>
          <table:table-cell office:value-type="string" calcext:value-type="string">
            <text:p>Cancel MIDI learn</text:p>
          </table:table-cell>
          <table:table-cell table:number-columns-repeated="1012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2"/>
          <table:table-cell table:style-name="ce3"/>
          <table:table-cell table:style-name="Default" table:number-columns-repeated="7"/>
          <table:table-cell table:number-columns-repeated="1013"/>
        </table:table-row>
        <table:table-row table:style-name="ro1" table:number-rows-repeated="104787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71:Sheet1.AMJ67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3">00/00/0000</text:date>, <text:time style:data-style-name="N2" text:time-value="18:01:24.8925469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9-07-23T18:18:35.773644740</dc:date>
    <meta:editing-duration>P8DT14H25M48S</meta:editing-duration>
    <meta:editing-cycles>621</meta:editing-cycles>
    <meta:generator>LibreOffice/5.2.7.2$Linux_X86_64 LibreOffice_project/20m0$Build-2</meta:generator>
    <meta:document-statistic meta:table-count="1" meta:cell-count="4987" meta:object-count="0"/>
  </office:meta>
</office:document-meta>
</file>